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057ed6" officeooo:paragraph-rsid="000857dc"/>
    </style:style>
    <style:style style:name="P2" style:family="paragraph" style:parent-style-name="Standard">
      <style:text-properties style:font-name="Ubuntu" fo:font-weight="bold" officeooo:rsid="00057ed6" officeooo:paragraph-rsid="000857dc" style:font-weight-asian="bold" style:font-weight-complex="bold"/>
    </style:style>
    <style:style style:name="P3" style:family="paragraph" style:parent-style-name="Standard">
      <style:text-properties style:font-name="Ubuntu" fo:font-size="11pt" fo:font-weight="bold" officeooo:rsid="00057ed6" officeooo:paragraph-rsid="00057ed6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Ubuntu" fo:font-size="11pt" fo:font-weight="bold" officeooo:rsid="00057ed6" officeooo:paragraph-rsid="0007fc86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Ubuntu" fo:font-size="11pt" officeooo:rsid="00057ed6" officeooo:paragraph-rsid="00057ed6" style:font-size-asian="11pt" style:font-size-complex="11pt"/>
    </style:style>
    <style:style style:name="P6" style:family="paragraph" style:parent-style-name="Standard">
      <style:text-properties style:font-name="Ubuntu" fo:font-size="11pt" officeooo:rsid="00057ed6" officeooo:paragraph-rsid="0007fc86" style:font-size-asian="11pt" style:font-size-complex="11pt"/>
    </style:style>
    <style:style style:name="P7" style:family="paragraph" style:parent-style-name="Standard">
      <style:text-properties style:font-name="Ubuntu" fo:font-size="11pt" officeooo:rsid="00057ed6" officeooo:paragraph-rsid="000857dc" style:font-size-asian="11pt" style:font-size-complex="11pt"/>
    </style:style>
    <style:style style:name="P8" style:family="paragraph" style:parent-style-name="Standard">
      <style:text-properties style:font-name="Ubuntu" fo:font-size="11pt" officeooo:rsid="0006a195" officeooo:paragraph-rsid="0006a195" style:font-size-asian="11pt" style:font-size-complex="11pt"/>
    </style:style>
    <style:style style:name="P9" style:family="paragraph" style:parent-style-name="Standard">
      <style:text-properties style:font-name="Ubuntu" fo:font-size="11pt" officeooo:rsid="0007fc86" officeooo:paragraph-rsid="0007fc86" style:font-size-asian="11pt" style:font-size-complex="11pt"/>
    </style:style>
    <style:style style:name="P10" style:family="paragraph" style:parent-style-name="Standard">
      <style:text-properties style:font-name="Ubuntu" fo:font-size="11pt" officeooo:rsid="000857dc" officeooo:paragraph-rsid="000857dc" style:font-size-asian="11pt" style:font-size-complex="11pt"/>
    </style:style>
    <style:style style:name="T1" style:family="text">
      <style:text-properties officeooo:rsid="0006a1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a195" style:font-weight-asian="bold" style:font-weight-complex="bold"/>
    </style:style>
    <style:style style:name="T4" style:family="text">
      <style:text-properties fo:font-weight="bold" officeooo:rsid="0007fc86" style:font-weight-asian="bold" style:font-weight-complex="bold"/>
    </style:style>
    <style:style style:name="T5" style:family="text">
      <style:text-properties fo:font-weight="bold" officeooo:rsid="000857dc" style:font-weight-asian="bold" style:font-weight-complex="bold"/>
    </style:style>
    <style:style style:name="T6" style:family="text">
      <style:text-properties officeooo:rsid="0007fc8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857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guntas HTA</text:p>
      <text:p text:style-name="P5"/>
      <text:p text:style-name="P3">Primer parcial I</text:p>
      <text:p text:style-name="P5"/>
      <text:p text:style-name="P5">1. Explique la <text:span text:style-name="T2">relación</text:span> entre los desarrollos de la historia natural en el siglo XVIII, la expansión colonial europea, las expediciones científicas y la conformación de una nueva “conciencia planetaria” según <text:span text:style-name="T2">Pratt</text:span></text:p>
      <text:p text:style-name="P5"/>
      <text:p text:style-name="P5">2. Desarrolle las <text:span text:style-name="T2">principales teorías e hipótesis</text:span> que se propusieron en torno al problema de la <text:span text:style-name="T2">extinción de los tasmanios</text:span> según <text:span text:style-name="T2">Stocking</text:span> (1987). Explique la siguiente frase del autor: “La ecuación paleolítica no sólo ayudó a distanciar el horror de la extinción tasmania; pareció también estampar el sello de la ciencia antropológica sobre su destino”.</text:p>
      <text:p text:style-name="P5"/>
      <text:p text:style-name="P5">3. En el primer capítulo de La sociedad primitiva, <text:span text:style-name="T2">Morgan</text:span> se plantea investigar las “<text:span text:style-name="T2">etapas principales del desarrollo humano</text:span>” a través de “<text:span text:style-name="T2">dos líneas independientes de investigación</text:span>”. Cuáles son esas “líneas” y <text:span text:style-name="T2">cómo se relacionan</text:span> en su análisis del desenvolvimiento de la <text:span text:style-name="T2">idea de propiedad</text:span>?</text:p>
      <text:p text:style-name="P5"/>
      <text:p text:style-name="P5"/>
      <text:p text:style-name="P3">Primer parcial II</text:p>
      <text:p text:style-name="P5"/>
      <text:p text:style-name="P5">1. <text:span text:style-name="T1">Según </text:span><text:span text:style-name="T3">Duchet</text:span><text:span text:style-name="T1"> (1971) el debate sobre el mundo salvaje ofreció a “una sociedad que dudaba de sus valores y sus poderes, la oportunidad de ponerse a sí misma en tela de juicio, de concebirse como distinta de lo que es”. Explique esta afirmación de la autora teniendo en cuenta lo trabajado en la Ud 2 acerca de las características de la reflexión moderna sobre el orden social, económico y político. </text:span><text:span text:style-name="T3">Vincule con el análisis de Rousseau</text:span><text:span text:style-name="T1"> sobre “el origen de la desigualdad entre los hombres”</text:span></text:p>
      <text:p text:style-name="P5"/>
      <text:p text:style-name="P8">2. Qué <text:span text:style-name="T2">papel</text:span> juegan los <text:span text:style-name="T2">conceptos</text:span> de <text:span text:style-name="T2">herencia de los caracteres adquiridos</text:span>, l<text:span text:style-name="T2">ucha por la existencia</text:span>,<text:span text:style-name="T2"> supervivencia del más apto</text:span> y <text:span text:style-name="T2">degeneración</text:span> en los <text:span text:style-name="T2">debates</text:span> sobre las variaciones biosociales humanas del <text:span text:style-name="T2">siglo XIX</text:span>?</text:p>
      <text:p text:style-name="P8"/>
      <text:p text:style-name="P8">3. Según <text:span text:style-name="T2">Leclerc</text:span>, si bien el evolucionismo sociocultural reconocía la racionalidad de las prácticas y las creencias de los pueblos “primitivos”, se trataba de una “racionalidad conferida (por la teoría antropológica) y nunca por sí”. <text:span text:style-name="T2">Explique esta afirmación a partir de</text:span> la propuesta teórica de <text:span text:style-name="T2">Tylor</text:span> y su análisis de las <text:span text:style-name="T2">religiones animistas</text:span>.</text:p>
      <text:p text:style-name="P5"/>
      <text:p text:style-name="P5"/>
      <text:p text:style-name="P4">Primer parcial <text:span text:style-name="T6">A (2023)</text:span></text:p>
      <text:p text:style-name="P6"/>
      <text:p text:style-name="P6">1. <text:span text:style-name="T6">En su discurso sobre el origen de la desigualdad entre los hombres, Rousseau sostiene que “después de haber probado que la desigualdad es apenas sensible en el estado natural y que su influencia es casi nula”, se propone “demostrar su origen y sus progresos en los subsiguientes desarrollos del espíritu humano”. En este marco analice la </text:span><text:span text:style-name="T4">visión de Rousseau</text:span><text:span text:style-name="T6"> sobre la </text:span><text:span text:style-name="T4">historia y el progreso</text:span><text:span text:style-name="T6"> y </text:span><text:span text:style-name="T4">explique</text:span><text:span text:style-name="T6"> el lugar de las nociones de </text:span><text:span text:style-name="T4">azar</text:span><text:span text:style-name="T6">, </text:span><text:span text:style-name="T4">perfectibilidad</text:span><text:span text:style-name="T6"> y </text:span><text:span text:style-name="T4">necesidades</text:span><text:span text:style-name="T6"> en su análisis.</text:span></text:p>
      <text:p text:style-name="P6"/>
      <text:p text:style-name="P9">2. Señale de qué manera influyeron los <text:span text:style-name="T2">textos demográficos </text:span><text:span text:style-name="T7">de</text:span><text:span text:style-name="T2"> Malthus</text:span>, la <text:span text:style-name="T2">geología</text:span> de <text:span text:style-name="T2">Lyell</text:span> y el <text:span text:style-name="T2">transformismo</text:span> de <text:span text:style-name="T2">Lamarck</text:span> en la obra de <text:span text:style-name="T2">Darwin</text:span>. Sintetice las <text:span text:style-name="T2">principales</text:span> <text:span text:style-name="T2">premisas</text:span> de la <text:span text:style-name="T2">evolución</text:span> por medio de la <text:span text:style-name="T2">selección natural</text:span>.</text:p>
      <text:p text:style-name="P9"/>
      <text:p text:style-name="P9">3. <text:span text:style-name="T2">Kuper</text:span> plantea que a fines “del siglo XIX se cristalizó una nueva y específica concepción de la estructura de la sociedad primitiva”. Caracterice esa <text:span text:style-name="T2">concepción de la sociedad primitiva</text:span>. Cuáles son según Kuper los <text:span text:style-name="T2">aportes de Morgan</text:span>?</text:p>
      <text:p text:style-name="P9"/>
      <text:p text:style-name="P2">Primer parcial <text:span text:style-name="T8">B</text:span><text:span text:style-name="T6"> (2023)</text:span></text:p>
      <text:p text:style-name="P1"/>
      <text:p text:style-name="P7"><text:soft-page-break/>1. <text:span text:style-name="T8">Analice la </text:span><text:span text:style-name="T5">relación</text:span><text:span text:style-name="T8"> planteada por </text:span><text:span text:style-name="T5">Pratt</text:span><text:span text:style-name="T8"> entre el proceso de </text:span><text:span text:style-name="T5">expansión colonial europea</text:span><text:span text:style-name="T8">, el </text:span><text:span text:style-name="T5">desarrollo</text:span><text:span text:style-name="T8"> de los “</text:span><text:span text:style-name="T5">aparatos descriptivos de la historia natura</text:span><text:span text:style-name="T8">l”, las </text:span><text:span text:style-name="T5">expediciones científicas</text:span><text:span text:style-name="T8"> y la </text:span><text:span text:style-name="T5">conformación</text:span><text:span text:style-name="T8"> de la nueva “</text:span><text:span text:style-name="T5">conciencia planetaria</text:span><text:span text:style-name="T8">” a partir del XVIII.</text:span></text:p>
      <text:p text:style-name="P7"/>
      <text:p text:style-name="P10">2. Analice los <text:span text:style-name="T2">principios teóricos del evolucionismo de Tylor</text:span> teniendo en cuenta la <text:span text:style-name="T2">cita</text:span> “Los tasmanios son representantes vivos de la temprana Edad de Piedra, dejados atrás en cuanto a desarrollo tecnológico” Citado en <text:span text:style-name="T2">Stocking</text:span>.</text:p>
      <text:p text:style-name="P10"/>
      <text:p text:style-name="P10">3. Cómo se <text:span text:style-name="T2">articulan</text:span> en el estudio de <text:span text:style-name="T2">Morgan</text:span> el <text:span text:style-name="T2">desenvolvimiento de las instituciones y el progreso de las “artes de subsistencia”</text:span>? <text:span text:style-name="T2">Ejemplifique</text:span> con su análisis el desarrollo del c<text:span text:style-name="T2">oncepto de propiedad</text:span>.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5:36:21.269025643</meta:creation-date>
    <dc:date>2025-04-30T16:27:09.468548976</dc:date>
    <meta:editing-duration>PT29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583" meta:character-count="3633" meta:non-whitespace-character-count="3067"/>
  </office:meta>
</office:document-meta>
</file>